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2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929534" style:font-weight-asian="bold" style:font-weight-complex="bold"/>
    </style:style>
    <style:style style:name="P3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6ebd07" style:font-weight-asian="bold" style:font-weight-complex="bold"/>
    </style:style>
    <style:style style:name="P4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9bfa02" officeooo:paragraph-rsid="009bfa02" style:font-weight-asian="bold" style:font-weight-complex="bold"/>
    </style:style>
    <style:style style:name="P5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bold" officeooo:rsid="0087f033" officeooo:paragraph-rsid="00929534" fo:background-color="#ffffa6" style:font-weight-asian="bold" style:font-weight-complex="bold"/>
    </style:style>
    <style:style style:name="P6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weight="normal" officeooo:rsid="0087f033" officeooo:paragraph-rsid="009bfa02" style:font-weight-asian="normal" style:font-weight-complex="normal"/>
    </style:style>
    <style:style style:name="P7" style:family="paragraph" style:parent-style-name="Text_20_body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6pt" fo:font-weight="bold" officeooo:rsid="0087f033" officeooo:paragraph-rsid="00929534" fo:background-color="#ffffa6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style:font-name="var ff-mono" fo:font-size="11.25pt" fo:font-style="normal" fo:font-weight="normal" style:font-weight-asian="normal" style:font-weight-complex="normal" loext:padding="0in" loext:border="none"/>
    </style:style>
    <style:style style:name="T2" style:family="text">
      <style:text-properties fo:font-variant="normal" fo:text-transform="none" style:font-name="var ff-mono" fo:font-size="11.25pt" fo:font-style="normal" loext:padding="0in" loext:border="none"/>
    </style:style>
    <style:style style:name="T3" style:family="text">
      <style:text-properties officeooo:rsid="0098fb8c"/>
    </style:style>
    <style:style style:name="T4" style:family="text">
      <style:text-properties officeooo:rsid="009ae5e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8fb8c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://83.239.140.18:8000/stream" text:style-name="Internet_20_link" text:visited-style-name="Visited_20_Internet_20_Link"><text:span text:style-name="Source_20_Text"><text:span text:style-name="T1">http://83.239.140.18:8000/stream</text:span></text:span></text:a></text:p>
      <text:p text:style-name="P1"><text:a xlink:type="simple" xlink:href="https://www.aimp.ru/forum/index.php?topic=22023.msg418245#msg418245" text:style-name="Internet_20_link" text:visited-style-name="Visited_20_Internet_20_Link"><text:span text:style-name="Source_20_Text"><text:span text:style-name="T1">https://www.aimp.ru/forum/index.php?topic=22023.msg418245#msg418245</text:span></text:span></text:a></text:p>
      <text:p text:style-name="P1"><text:span text:style-name="Source_20_Text"><text:span text:style-name="T1"/></text:span></text:p>
      <text:p text:style-name="P4">Ссылки</text:p>
      <text:p text:style-name="P6"><text:a xlink:type="simple" xlink:href="https://github.com/khaos67/RTSP/tree/master" text:style-name="Internet_20_link" text:visited-style-name="Visited_20_Internet_20_Link"><text:span text:style-name="Source_20_Text"><text:span text:style-name="T2">https://github.com/khaos67/RTSP/tree/master</text:span></text:span></text:a></text:p>
      <text:p text:style-name="P6"><text:a xlink:type="simple" xlink:href="https://github.com/enthusiasticgeek/gstreamer-rtsp-ssl-example/tree/master" text:style-name="Internet_20_link" text:visited-style-name="Visited_20_Internet_20_Link"><text:span text:style-name="Source_20_Text"><text:span text:style-name="T2">https://github.com/enthusiasticgeek/gstreamer-rtsp-ssl-example/tree/master</text:span></text:span></text:a></text:p>
      <text:p text:style-name="P6"><text:a xlink:type="simple" xlink:href="https://gstreamer.freedesktop.org/documentation/gst-rtsp-server/rtsp-client.html?gi-language=c" text:style-name="Internet_20_link" text:visited-style-name="Visited_20_Internet_20_Link"><text:span text:style-name="Source_20_Text"><text:span text:style-name="T2">https://gstreamer.freedesktop.org/documentation/gst-rtsp-server/rtsp-client.html?gi-language=c</text:span></text:span></text:a></text:p>
      <text:p text:style-name="P6"><text:span text:style-name="Source_20_Text"><text:span text:style-name="T2"/></text:span></text:p>
      <text:p text:style-name="P6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<text:s text:c="3"/>ffmpeg -i rtsp://your_rtsp_url -vn -acodec copy output_audio_file.wav</text:span></text:span></text:p>
      <text:p text:style-name="P1"><text:span text:style-name="Source_20_Text"><text:span text:style-name="T1"><text:s text:c="4"/>-i rtsp://your_rtsp_url: Specifies the input RTSP stream URL.</text:span></text:span></text:p>
      <text:p text:style-name="P1"><text:span text:style-name="Source_20_Text"><text:span text:style-name="T1"><text:s text:c="4"/>-vn: Disables video processing, as you only want the audio.</text:span></text:span></text:p>
      <text:p text:style-name="P1"><text:span text:style-name="Source_20_Text"><text:span text:style-name="T1"><text:s text:c="4"/>-acodec copy: Copies the audio stream without re-encoding, preserving the original audio format.</text:span></text:span></text:p>
      <text:p text:style-name="P1"><text:span text:style-name="Source_20_Text"><text:span text:style-name="T1"><text:s text:c="4"/>output_audio_file.wav: Specifies the desired output file name and format (e.g., .wav, .mp3). </text:span></text:span></text:p>
      <text:p text:style-name="P1"><text:span text:style-name="Source_20_Text"><text:span text:style-name="T1">http://ubuntu.hbr1.com:19800/tronic.ogg</text:span></text:span></text:p>
      <text:p text:style-name="P1"><text:span text:style-name="Source_20_Text"><text:span text:style-name="T1"/></text:span></text:p>
      <text:p text:style-name="P2"><text:span text:style-name="Source_20_Text"><text:span text:style-name="T1">ffmpeg -i http://ubuntu.hbr1.com:19800/tronic.ogg -vn -acodec copy output_audio.wav</text:span></text:span></text:p>
      <text:p text:style-name="P2"><text:span text:style-name="T5">gst-launch-1.0 filesrc location=myaanee.mp4 ! qtdemux name=d d.video_0 ! queue ! rtspclientsink protocols=tcp name=s location=rtsp://62.109.19.230:554/myaanee d.audio_0 ! </text:span><text:span text:style-name="T6">q</text:span><text:span text:style-name="T5">ueue <text:s/></text:span><text:s/></text:p>
      <text:p text:style-name="P5">Воспроизведение аудио через терминал ubuntu:</text:p>
      <text:p text:style-name="P7">gst-launch-1.0 -v rtspsrc location=rtsp://user:user@192.168.0.100:554 ! decodebin ! audioconvert ! <text:span text:style-name="T4">a</text:span>utoaudiosink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2555in" fo:margin-right="0.3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4:13:46.241963868</meta:creation-date>
    <meta:generator>LibreOffice/7.3.7.2$Linux_X86_64 LibreOffice_project/30$Build-2</meta:generator>
    <dc:date>2025-07-02T13:09:32.102976045</dc:date>
    <meta:editing-duration>PT23H8M14S</meta:editing-duration>
    <meta:editing-cycles>102</meta:editing-cycles>
    <meta:document-statistic meta:table-count="0" meta:image-count="0" meta:object-count="0" meta:page-count="1" meta:paragraph-count="16" meta:word-count="96" meta:character-count="1170" meta:non-whitespace-character-count="1067"/>
  </office:meta>
</office:document-meta>
</file>